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HtmlUnitDriverBuilderTests.cookieManagerSh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MvcHtmlUnitDriverBuilderTests.mockMvcSetupWithDefaultDrive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Tests.assertMockMvcUse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Tests.mockMvcSetupWithCustomDrive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HtmlUnitDriverBuilderTests.get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Tests.mockMvcSetu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Tests.MockMvcHtmlUnitDriverBuilderTests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Tests.webAppContextSetup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Controller.context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Controller.cookie( @ CookieValue ( "cookie" ) String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HtmlUnitDriverBuilderTests.javaScriptEnabl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HtmlUnitDriverBuilderTests.javaScrip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